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size="40pt" fo:language="es" fo:country="ES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language="es" fo:country="ES" style:font-size-asian="28pt" style:font-size-complex="28pt"/>
    </style:style>
    <style:style style:name="T3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a GUIA de POO 3a parte</text:p>
      <text:p text:style-name="P1"><text:span text:style-name="T2">(Roberto Tecla Parra)</text:span> </text:p>
      <text:p text:style-name="Standard"/>
      <text:p text:style-name="P2">Nombre;</text:p>
      <text:p text:style-name="P2">Grupo:<text:tab/><text:tab/><text:tab/><text:tab/><text:tab/><text:tab/><text:tab/><text:tab/><text:tab/><text:tab/>Fecha:</text:p>
      <text:p text:style-name="Standard"/>
      <text:p text:style-name="Standard"><text:span text:style-name="T1">Nota</text:span> en los problemas de abajo incluir los import que hagan falta</text:p>
      <text:p text:style-name="Standard"/>
      <text:p text:style-name="P3">Servlets</text:p>
      <text:p text:style-name="P5">Para cada problema (del 1 en adelante) escribir el código HTML del formulario con los campos de entradas que sean necesarios y el botón de enviar.</text:p>
      <text:p text:style-name="P4"/>
      <text:p text:style-name="P4">0.-Codificar un Servlet que dibuje una imagen en memoria y luego la envie a un cliente</text:p>
      <text:p text:style-name="P4"/>
      <text:p text:style-name="P4">1.-Codificar un Servlet que reciba el nombre de una imagen y que lea la imagen de un archivo y luego la envie a un cliente</text:p>
      <text:p text:style-name="P4"/>
      <text:p text:style-name="P4">2.-Codificar un Servlet que reciba el nombre de una imagen y que obtenga la imagen de una base de datos <text:s/>mediante JDBC y luego la envie a un cliente</text:p>
      <text:p text:style-name="P4"/>
      <text:p text:style-name="P4">3.-Codificar un Servlet que reciba el nombre de un perro y que obtenga los datos del perro (incluyendo su foto) de una base de datos <text:s/>mediante JDBC y luego envie dichos datos a un cliente</text:p>
      <text:p text:style-name="P4"/>
      <text:p text:style-name="P4">4.-Codificar un Servlet que reciba el nombre de un Mp3 y que lea el Mp3 de un archivo y luego lo envie a un cliente</text:p>
      <text:p text:style-name="P4"/>
      <text:p text:style-name="P4">5.-Codificar un Servlet que que reciba el nombre de un Avi , lea el video Avi de un archivo y luego lo envie a un cliente y codificar una aplicacion cliente que lo reproduz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o </meta:initial-creator>
    <meta:creation-date>2012-10-23T14:41:35</meta:creation-date>
    <dc:date>2012-10-23T14:58:50</dc:date>
    <dc:creator>Roberto </dc:creator>
    <meta:editing-duration>PT00H17M16S</meta:editing-duration>
    <meta:editing-cycles>16</meta:editing-cycles>
    <meta:generator>OpenOffice.org/3.2$Linux OpenOffice.org_project/320m12$Build-9483</meta:generator>
    <meta:document-statistic meta:table-count="0" meta:image-count="0" meta:object-count="0" meta:page-count="1" meta:paragraph-count="13" meta:word-count="215" meta:character-count="1126"/>
  </office:meta>
</office:document-meta>
</file>